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9.16mm"/>
    </style:style>
    <style:style style:name="co2" style:family="table-column">
      <style:table-column-properties fo:break-before="auto" style:column-width="37.57mm"/>
    </style:style>
    <style:style style:name="co3" style:family="table-column">
      <style:table-column-properties fo:break-before="auto" style:column-width="26.41mm"/>
    </style:style>
    <style:style style:name="co4" style:family="table-column">
      <style:table-column-properties fo:break-before="auto" style:column-width="32.12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 calcext:value-type="string" table:number-columns-spanned="5" table:number-rows-spanned="1">
            <text:p>COMANDOS</text:p>
          </table:table-cell>
          <table:covered-table-cell table:number-columns-repeated="4" table:style-name="ce5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6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EVF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6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24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27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30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35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8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MAIN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6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3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19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5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34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35_338af492789fd198dbd52735a22b1946030ecc96" xlink:type="simple">postgresql-42.2.10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<text:a xlink:href="#l40_3f755b1a46744302712b1b962c4ab64de392f477" xlink:type="simple">xstream-1.3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42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68_5308d9c46802a0d5d82a1a93f7cec35334bc0d91" xlink:type="simple">google-oauth-client-1.30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<text:a xlink:href="#l89_b7d8f2645e330bd66cd4f28f155eba605e0c8758" xlink:type="simple">netty-transport-4.1.45.Final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<text:a xlink:href="#l132_819707a64d4c0fda9ef0eac5970ff27f6f2c5bba" xlink:type="simple">grpc-netty-shaded-1.25.0.jar (shaded: io.netty:netty-transport:4.1.42.Final)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4" office:value-type="string" calcext:value-type="string" table:number-columns-spanned="5" table:number-rows-spanned="1">
            <text:p>SISCOM</text:p>
          </table:table-cell>
          <table:covered-table-cell table:number-columns-repeated="4" table:style-name="ce6"/>
        </table:table-row>
        <table:table-row table:style-name="ro1">
          <table:table-cell table:style-name="ce2" office:value-type="string" calcext:value-type="string">
            <text:p>Dependency</text:p>
          </table:table-cell>
          <table:table-cell table:style-name="ce2" office:value-type="string" calcext:value-type="string">
            <text:p>Highest Severity</text:p>
          </table:table-cell>
          <table:table-cell table:style-name="ce2" office:value-type="string" calcext:value-type="string">
            <text:p>CVE Count</text:p>
          </table:table-cell>
          <table:table-cell table:style-name="ce2" office:value-type="string" calcext:value-type="string">
            <text:p>Confidence</text:p>
          </table:table-cell>
          <table:table-cell table:style-name="ce2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2_a55e6d987f50a515c9260b0451b4fa217dc539cb" xlink:type="simple">log4j-api-2.12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<text:a xlink:href="#l5_8b6e01ef661d8378ae6dd7b511a7f2a33fae1421" xlink:type="simple">snakeyaml-1.25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8_1e2adb1ea4f2464062ded86b095adf11dc488877" xlink:type="simple">tomcat-embed-core-9.0.31.jar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15_155344a8b1a5e98c03c0a102b2aa008d2178f7a1" xlink:type="simple">spring-core-5.2.4.RELEASE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<text:a xlink:href="#l21_7813daed21576920450443097d69823245d112d2" xlink:type="simple">hibernate-core-5.4.12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<text:a xlink:href="#l27_3dce5dbb3571aa820c677fadd8349bfa8f00c199" xlink:type="simple">dom4j-2.1.1.jar</text:a></text:p>
          </table:table-cell>
          <table:table-cell office:value-type="string" calcext:value-type="string">
            <text:p>CRI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<text:a xlink:href="#l45_9a3e63b387e376364211e96827bc27db8d7a92e9" xlink:type="simple">mysql-connector-java-5.1.46.jar</text:a></text:p>
          </table:table-cell>
          <table:table-cell office:value-type="string" calcext:value-type="string">
            <text:p>HIG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46_40c19ec03a2063bcc04d7066f4b607d5aa336192" xlink:type="simple">xstream-1.2.2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<text:a xlink:href="#l51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8T22:55:13.524172123</meta:creation-date>
    <dc:date>2020-11-18T23:00:55.034838211</dc:date>
    <meta:editing-duration>PT5M42S</meta:editing-duration>
    <meta:editing-cycles>1</meta:editing-cycles>
    <meta:document-statistic meta:table-count="1" meta:cell-count="189" meta:object-count="0"/>
    <meta:generator>LibreOffice/6.0.7.3$Linux_X86_64 LibreOffice_project/00m0$Build-3</meta:generator>
  </office:meta>
</office:document-meta>
</file>